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table>
      <mtr>
        <mtd>
          <mrow>
            <mi>E</mi>
            <mo stretchy="false">=</mo>
            <mi mathvariant="italic">EQE</mi>
          </mrow>
        </mtd>
      </mtr>
      <mtr>
        <mtd>
          <mrow/>
        </mtd>
      </mtr>
      <mtr>
        <mtd>
          <mrow>
            <mi>G</mi>
            <mo stretchy="false">=</mo>
            <mrow>
              <mrow>
                <mo fence="true" form="prefix" stretchy="false">(</mo>
                <mrow>
                  <mrow>
                    <mi mathvariant="italic">GRE</mi>
                    <mo stretchy="false">⋅</mo>
                    <mover accent="true">
                      <mrow>
                        <mo fence="true" form="prefix" stretchy="false">(</mo>
                        <mrow>
                          <mrow>
                            <mi mathvariant="italic">msb</mi>
                            <mrow>
                              <mn>0</mn>
                              <mo stretchy="false">⊕</mo>
                              <mi mathvariant="italic">msb</mi>
                            </mrow>
                            <mn>1</mn>
                          </mrow>
                        </mrow>
                        <mo fence="true" form="postfix" stretchy="false">)</mo>
                      </mrow>
                      <mo>¯</mo>
                    </mover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 mathvariant="italic">LEE</mi>
                    <mo stretchy="false">⋅</mo>
                    <mrow>
                      <mo fence="true" form="prefix" stretchy="false">(</mo>
                      <mrow>
                        <mrow>
                          <mi mathvariant="italic">msb</mi>
                          <mrow>
                            <mn>0</mn>
                            <mo stretchy="false">⊕</mo>
                            <mi mathvariant="italic">msb</mi>
                          </mrow>
                          <mn>1</mn>
                        </mrow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/>
        </mtd>
      </mtr>
      <mtr>
        <mtd>
          <mrow>
            <mi>L</mi>
            <mo stretchy="false">=</mo>
            <mrow>
              <mrow>
                <mo fence="true" form="prefix" stretchy="false">(</mo>
                <mrow>
                  <mrow>
                    <mi mathvariant="italic">LEE</mi>
                    <mo stretchy="false">⋅</mo>
                    <mover accent="true">
                      <mrow>
                        <mo fence="true" form="prefix" stretchy="false">(</mo>
                        <mrow>
                          <mrow>
                            <mi mathvariant="italic">msb</mi>
                            <mrow>
                              <mn>0</mn>
                              <mo stretchy="false">⊕</mo>
                              <mi mathvariant="italic">msb</mi>
                            </mrow>
                            <mn>1</mn>
                          </mrow>
                        </mrow>
                        <mo fence="true" form="postfix" stretchy="false">)</mo>
                      </mrow>
                      <mo>¯</mo>
                    </mover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 mathvariant="italic">GRE</mi>
                    <mo stretchy="false">⋅</mo>
                    <mrow>
                      <mo fence="true" form="prefix" stretchy="false">(</mo>
                      <mrow>
                        <mrow>
                          <mi mathvariant="italic">msb</mi>
                          <mrow>
                            <mn>0</mn>
                            <mo stretchy="false">⊕</mo>
                            <mi mathvariant="italic">msb</mi>
                          </mrow>
                          <mn>1</mn>
                        </mrow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/>
        </mtd>
      </mtr>
    </mtable>
    <annotation encoding="StarMath 5.0">E=EQE newline newline

G=(GRE cdot overline {(msb0 oplus msb1)}) + (LEE cdot (msb0 oplus msb1)) newline newline

L=(LEE cdot overline {(msb0 oplus msb1)}) + (GRE cdot (msb0 oplus msb1)) newline newline</annotation>
  </semantics>
</math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7T09:24:10.960941055</meta:creation-date>
    <dc:date>2024-03-07T09:32:14.519249991</dc:date>
    <meta:editing-duration>PT8M3S</meta:editing-duration>
    <meta:editing-cycles>1</meta:editing-cycles>
    <meta:generator>LibreOffice/7.6.4.1$Linux_X86_64 LibreOffice_project/60$Build-1</meta:generator>
  </office:meta>
</office:document-meta>
</file>